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officeooo:rsid="001480dc" style:font-size-asian="21pt" style:font-size-complex="24pt"/>
    </style:style>
    <style:style style:name="T3" style:family="text">
      <style:text-properties officeooo:rsid="00148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5"/></text:p>
      <text:p text:style-name="Standard"><text:span text:style-name="T1"><text:s text:c="26"/></text:span><text:span text:style-name="T2">Assignment – 3</text:span></text:p>
      <text:p text:style-name="Standard"><text:span text:style-name="T2"/></text:p>
      <text:p text:style-name="Standard"><text:span text:style-name="T2"/></text:p>
      <text:p text:style-name="P1"/>
      <text:p text:style-name="P1"><text:span text:style-name="T3">1. Does ANSI recognize the datatype Date ?</text:span></text:p>
      <text:p text:style-name="P1"><text:span text:style-name="T3"><text:s/>- The datatype Date is NOT recognized by ANSI.</text:span></text:p>
      <text:p text:style-name="P1"/>
      <text:p text:style-name="P1"><text:span text:style-name="T3">2. Which Subdivision of sql is used to insert values in Tables ?</text:span></text:p>
      <text:p text:style-name="P1"><text:span text:style-name="T3"><text:s/>- DML subdiviosn of sql is used to insert values in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08:09.158040309</meta:creation-date>
    <dc:date>2023-09-10T20:09:35.279360815</dc:date>
    <meta:editing-duration>PT1M26S</meta:editing-duration>
    <meta:editing-cycles>1</meta:editing-cycles>
    <meta:document-statistic meta:table-count="0" meta:image-count="0" meta:object-count="0" meta:page-count="1" meta:paragraph-count="6" meta:word-count="44" meta:character-count="287" meta:non-whitespace-character-count="184"/>
    <meta:generator>LibreOffice/7.3.7.2$Linux_X86_64 LibreOffice_project/30$Build-2</meta:generator>
  </office:meta>
</office:document-meta>
</file>